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c19" officeooo:paragraph-rsid="001b0c19"/>
    </style:style>
    <style:style style:name="P2" style:family="paragraph" style:parent-style-name="Standard">
      <style:text-properties officeooo:rsid="001cb084" officeooo:paragraph-rsid="001cb084"/>
    </style:style>
    <style:style style:name="P3" style:family="paragraph" style:parent-style-name="Standard">
      <style:text-properties officeooo:rsid="001cb084" officeooo:paragraph-rsid="001cf372"/>
    </style:style>
    <style:style style:name="P4" style:family="paragraph" style:parent-style-name="Standard">
      <style:text-properties fo:font-weight="bold" officeooo:rsid="001cb084" officeooo:paragraph-rsid="001cb0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0c19" officeooo:paragraph-rsid="002509bd" style:font-weight-asian="bold" style:font-weight-complex="bold"/>
    </style:style>
    <style:style style:name="P6" style:family="paragraph" style:parent-style-name="Standard">
      <style:text-properties fo:font-weight="bold" officeooo:rsid="001ef9cb" officeooo:paragraph-rsid="001ef9cb" style:font-weight-asian="bold" style:font-weight-complex="bold"/>
    </style:style>
    <style:style style:name="P7" style:family="paragraph" style:parent-style-name="Standard">
      <style:text-properties officeooo:rsid="001ef9cb" officeooo:paragraph-rsid="001ef9cb"/>
    </style:style>
    <style:style style:name="P8" style:family="paragraph" style:parent-style-name="Standard">
      <style:text-properties officeooo:rsid="001ef9cb" officeooo:paragraph-rsid="002041c6"/>
    </style:style>
    <style:style style:name="T1" style:family="text">
      <style:text-properties officeooo:rsid="001cf372"/>
    </style:style>
    <style:style style:name="T2" style:family="text">
      <style:text-properties officeooo:rsid="00221d10"/>
    </style:style>
    <style:style style:name="T3" style:family="text">
      <style:text-properties officeooo:rsid="00237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E 451</text:p>
      <text:p text:style-name="P1">Abnob Doss and Matthew Bruns</text:p>
      <text:p text:style-name="P5">HW 3 – Disassembly Assignment</text:p>
      <text:p text:style-name="P1"/>
      <text:p text:style-name="P4">Introduction: </text:p>
      <text:p text:style-name="P3"><text:tab/><text:span text:style-name="T1">I</text:span>nitial development took place with <text:span text:style-name="T1">the use of the Capstone library, and the base design was made with that library and its variables in mind</text:span>. Abnob <text:span text:style-name="T1">wrote </text:span>the original linear assembler <text:span text:style-name="T1">as well as the main function, which handles arguments as described below. Doss also wrote two other functions:</text:span> ‘<text:span text:style-name="T1">get_elf_entry_point’ to determine where the disassembler would begin in a recursive disassembly, and ‘if_elf’ to note whether a file was made in the ELF format or not.</text:span> Matthew was the main contributer to the recursive disassembler <text:span text:style-name="T1">(‘recursive_disasm’)</text:span> algorithm and design, also designing <text:span text:style-name="T1">its helper functions </text:span>‘unchecked’, ‘<text:span text:style-name="T1">update_list’</text:span>, <text:span text:style-name="T1">and ‘addpoints’</text:span> <text:span text:style-name="T1">functions</text:span>. <text:span text:style-name="T1">He also modified ‘get_elf_entry_point’ into ‘get_text’ to draw data on the offset of the text section and its length if need be.</text:span></text:p>
      <text:p text:style-name="P2"/>
      <text:p text:style-name="P6">Running the Program:</text:p>
      <text:p text:style-name="P7"><text:tab/><text:span text:style-name="T3">This program requires the most current edition of python, as well as the capstone library and (TODO: List every other library we’re using). Executed from Linux terminal within the directory where the program and your target binary is being held, execute:</text:span></text:p>
      <text:p text:style-name="P7"><text:tab/><text:span text:style-name="T2">python bounce.py --file (filename) --(linear | recursive)</text:span></text:p>
      <text:p text:style-name="P8"><text:tab/><text:span text:style-name="T3">Example (binary filename ‘standard’, using recursive dissassembly): python bounce.py --file standard --recursive</text:span></text:p>
      <text:p text:style-name="P2"/>
      <text:p text:style-name="P4">Pseudocode: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47:09.655020145</meta:creation-date>
    <dc:date>2018-03-31T01:46:03.342345474</dc:date>
    <meta:editing-duration>PT27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01" meta:character-count="1329" meta:non-whitespace-character-count="1134"/>
  </office:meta>
</office:document-meta>
</file>